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/>
      <style:text-properties officeooo:rsid="0017b768" officeooo:paragraph-rsid="0017b768"/>
    </style:style>
    <style:style style:name="P2" style:family="paragraph" style:parent-style-name="Standard" style:list-style-name="L1">
      <style:paragraph-properties fo:line-height="150%"/>
      <style:text-properties officeooo:rsid="0017bbdf" officeooo:paragraph-rsid="0017bbdf"/>
    </style:style>
    <style:style style:name="P3" style:family="paragraph" style:parent-style-name="Standard" style:list-style-name="L1">
      <style:paragraph-properties fo:line-height="150%"/>
      <style:text-properties officeooo:rsid="001b3e96" officeooo:paragraph-rsid="001b3e96"/>
    </style:style>
    <style:style style:name="P4" style:family="paragraph" style:parent-style-name="Standard" style:list-style-name="L1">
      <style:paragraph-properties fo:line-height="150%"/>
      <style:text-properties officeooo:rsid="001ba2e1" officeooo:paragraph-rsid="001ba2e1"/>
    </style:style>
    <style:style style:name="P5" style:family="paragraph" style:parent-style-name="Standard" style:list-style-name="L1">
      <style:paragraph-properties fo:line-height="150%"/>
      <style:text-properties officeooo:rsid="001cf535" officeooo:paragraph-rsid="001cf535"/>
    </style:style>
    <style:style style:name="P6" style:family="paragraph" style:parent-style-name="Standard" style:list-style-name="L2">
      <style:paragraph-properties fo:line-height="150%"/>
      <style:text-properties officeooo:rsid="001cf535" officeooo:paragraph-rsid="0023c7cd"/>
    </style:style>
    <style:style style:name="P7" style:family="paragraph" style:parent-style-name="Standard" style:list-style-name="L1">
      <style:paragraph-properties fo:line-height="150%"/>
      <style:text-properties officeooo:rsid="001ecbb5" officeooo:paragraph-rsid="001ecbb5"/>
    </style:style>
    <style:style style:name="P8" style:family="paragraph" style:parent-style-name="Standard" style:list-style-name="L1">
      <style:paragraph-properties fo:line-height="150%"/>
      <style:text-properties officeooo:rsid="00209ff2" officeooo:paragraph-rsid="00209ff2"/>
    </style:style>
    <style:style style:name="T1" style:family="text">
      <style:text-properties officeooo:rsid="001ba2e1"/>
    </style:style>
    <style:style style:name="T2" style:family="text">
      <style:text-properties officeooo:rsid="0020a1f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79334221804129882" text:style-name="L1">
        <text:list-item>
          <text:p text:style-name="P1">Zajęcia nr 1</text:p>
          <text:list>
            <text:list-item>
              <text:p text:style-name="P1">Orientacja w Ubuntu</text:p>
              <text:list>
                <text:list-item>
                  <text:p text:style-name="P2">jak uruchomić?</text:p>
                </text:list-item>
                <text:list-item>
                  <text:p text:style-name="P2">podstawowe narzędzia (edytor, terminal, Dash)</text:p>
                </text:list-item>
                <text:list-item>
                  <text:p text:style-name="P2">podstawowe polecenia</text:p>
                </text:list-item>
                <text:list-item>
                  <text:p text:style-name="P2">jak instalować?</text:p>
                </text:list-item>
              </text:list>
            </text:list-item>
            <text:list-item>
              <text:p text:style-name="P2">Ściągnięcie materiałów</text:p>
              <text:list>
                <text:list-item>
                  <text:p text:style-name="P2">git clone <text:a xlink:type="simple" xlink:href="https://github.com/dagothar/kurs_robwork" text:style-name="Internet_20_link" text:visited-style-name="Visited_20_Internet_20_Link">https://github.com/dagothar/kurs_robwork</text:a></text:p>
                </text:list-item>
              </text:list>
            </text:list-item>
            <text:list-item>
              <text:p text:style-name="P3">Co to jest RobWork?</text:p>
              <text:list>
                <text:list-item>
                  <text:p text:style-name="P3">slajdy z wykładu (8-12)</text:p>
                </text:list-item>
              </text:list>
            </text:list-item>
          </text:list>
        </text:list-item>
      </text:list>
      <text:list xml:id="list5734776367818909002" text:style-name="L2">
        <text:list-item>
          <text:list>
            <text:list-item>
              <text:list>
                <text:list-item>
                  <text:p text:style-name="P6"><text:a xlink:type="simple" xlink:href="https://deltastep.blogspot.com/2017/06/robwork-part-1-installation.html" text:style-name="Internet_20_link" text:visited-style-name="Visited_20_Internet_20_Link">https://deltastep.blogspot.com/2017/06/robwork-part-1-installation.html</text:a></text:p>
                </text:list-item>
              </text:list>
            </text:list-item>
          </text:list>
        </text:list-item>
      </text:list>
      <text:list xml:id="list104621225700531" text:continue-list="list2779334221804129882" text:style-name="L1">
        <text:list-item>
          <text:list>
            <text:list-item>
              <text:p text:style-name="P2">Pierwsze spojrzenie na RobWorkStudio</text:p>
              <text:list>
                <text:list-item>
                  <text:p text:style-name="P2">jak uruchomić?</text:p>
                </text:list-item>
                <text:list-item>
                  <text:p text:style-name="P2">elementy okna</text:p>
                </text:list-item>
                <text:list-item>
                  <text:p text:style-name="P2">konfiguracja widoku (Jog, Log, Playback, TreeView, Planning, …)</text:p>
                </text:list-item>
              </text:list>
            </text:list-item>
            <text:list-item>
              <text:p text:style-name="P3">Komórka robocza <text:span text:style-name="T2">lab_404</text:span></text:p>
              <text:list>
                <text:list-item>
                  <text:p text:style-name="P3">wczytanie komórki</text:p>
                </text:list-item>
                <text:list-item>
                  <text:p text:style-name="P3">plugin Jog (kinematyka prosta, odwrotna dla różnych układów, jednostki, wklejanie konfiguracji, <text:span text:style-name="T1">kolizje</text:span>)</text:p>
                </text:list-item>
                <text:list-item>
                  <text:p text:style-name="P3">plugin TreeView <text:span text:style-name="T1">(pokaż układy, znikanie obiektów, odczyt pozy, render warstw)</text:span></text:p>
                </text:list-item>
                <text:list-item>
                  <text:p text:style-name="P4">plugin planowanie i playback</text:p>
                </text:list-item>
              </text:list>
            </text:list-item>
            <text:list-item>
              <text:p text:style-name="P5">Struktura komórki <text:span text:style-name="T2">ur5 + wykład slajdy 20 do 31+</text:span></text:p>
              <text:list>
                <text:list-item>
                  <text:p text:style-name="P5">katalog</text:p>
                </text:list-item>
                <text:list-item>
                  <text:p text:style-name="P5">Scene.wc.xml</text:p>
                </text:list-item>
                <text:list-item>
                  <text:p text:style-name="P5">SceneCollisionSetup.xml</text:p>
                </text:list-item>
                <text:list-item>
                  <text:p text:style-name="P5">dwc <text:span text:style-name="T2">(na potem)</text:span></text:p>
                </text:list-item>
                <text:list-item>
                  <text:p text:style-name="P5">→ ćwiczenie (zbuduj komórkę ze stołem)</text:p>
                </text:list-item>
              </text:list>
            </text:list-item>
            <text:list-item>
              <text:p text:style-name="P8">Ćwiczenie (zbuduj robota)</text:p>
            </text:list-item>
            <text:list-item>
              <text:p text:style-name="P7">Plugin LUA</text:p>
              <text:list>
                <text:list-item>
                  <text:p text:style-name="P7">z RWS</text:p>
                </text:list-item>
                <text:list-item>
                  <text:p text:style-name="P7">z plików</text:p>
                </text:list-item>
                <text:list-item>
                  <text:p text:style-name="P7">ćwiczenie nr 1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0:10:21.565273347</meta:creation-date>
    <dc:date>2018-10-02T10:46:20.354957908</dc:date>
    <meta:editing-duration>PT35M54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142" meta:character-count="928" meta:non-whitespace-character-count="848"/>
  </office:meta>
</office:document-meta>
</file>